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fo:font-weight="bold" officeooo:rsid="00019dd4" officeooo:paragraph-rsid="00019dd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break-before="page"/>
      <style:text-properties fo:font-size="14pt" fo:font-weight="bold" officeooo:rsid="000c24f1" officeooo:paragraph-rsid="000c24f1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c24f1" officeooo:paragraph-rsid="000c24f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break-before="page"/>
      <style:text-properties fo:font-size="14pt" fo:font-weight="bold" officeooo:rsid="00230e53" officeooo:paragraph-rsid="00230e53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0e53" officeooo:paragraph-rsid="00230e53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2747a5" officeooo:paragraph-rsid="002747a5" style:font-size-asian="12.25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42984" officeooo:paragraph-rsid="0004298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font-weight="bold" officeooo:rsid="00019dd4" officeooo:paragraph-rsid="00019dd4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0289f7" officeooo:paragraph-rsid="000289f7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042984" officeooo:paragraph-rsid="00042984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86b82" officeooo:paragraph-rsid="00086b8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0a53c3" officeooo:paragraph-rsid="000a53c3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0c24f1" officeooo:paragraph-rsid="000c24f1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0e237f" officeooo:paragraph-rsid="000e237f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1294f" officeooo:paragraph-rsid="0011294f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1a7bb9" officeooo:paragraph-rsid="001a7bb9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1da6d9" officeooo:paragraph-rsid="001da6d9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30e53" officeooo:paragraph-rsid="00230e53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24ee6c" officeooo:paragraph-rsid="0024ee6c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0289f7" officeooo:paragraph-rsid="000289f7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03e862" officeooo:paragraph-rsid="0003e862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86b82" officeooo:paragraph-rsid="00086b8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4b0bf" officeooo:paragraph-rsid="0014b0bf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6e889" officeooo:paragraph-rsid="0016e889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c3ab1" officeooo:paragraph-rsid="001c3ab1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da6d9" officeooo:paragraph-rsid="001da6d9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e7259" officeooo:paragraph-rsid="001e725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1fe9ee" officeooo:paragraph-rsid="001fe9ee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230e53" officeooo:paragraph-rsid="00230e5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24ee6c" officeooo:paragraph-rsid="0024ee6c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2747a5" officeooo:paragraph-rsid="002747a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298488" officeooo:paragraph-rsid="00298488" style:font-size-asian="10.5pt" style:font-weight-asian="normal" style:font-size-complex="12pt" style:font-weight-complex="normal"/>
    </style:style>
    <style:style style:name="P45" style:family="paragraph" style:parent-style-name="Standard" style:list-style-name="L1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46" style:family="paragraph" style:parent-style-name="Standard" style:list-style-name="L1">
      <style:text-properties fo:font-size="12pt" fo:font-weight="normal" officeooo:rsid="00019dd4" officeooo:paragraph-rsid="002d72f6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019dd4" officeooo:paragraph-rsid="002d72f6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019dd4" officeooo:paragraph-rsid="00019dd4" style:font-size-asian="10.5pt" style:font-weight-asian="normal" style:font-size-complex="12pt" style:font-weight-complex="normal"/>
    </style:style>
    <style:style style:name="P51" style:family="paragraph" style:parent-style-name="Standard" style:list-style-name="L5">
      <style:text-properties fo:font-size="12pt" fo:font-weight="normal" officeooo:rsid="000289f7" officeooo:paragraph-rsid="000289f7" style:font-size-asian="10.5pt" style:font-weight-asian="normal" style:font-size-complex="12pt" style:font-weight-complex="normal"/>
    </style:style>
    <style:style style:name="P52" style:family="paragraph" style:parent-style-name="Standard" style:list-style-name="L6">
      <style:text-properties fo:font-size="12pt" fo:font-weight="normal" officeooo:rsid="0003e862" officeooo:paragraph-rsid="0003e862" style:font-size-asian="10.5pt" style:font-weight-asian="normal" style:font-size-complex="12pt" style:font-weight-complex="normal"/>
    </style:style>
    <style:style style:name="P53" style:family="paragraph" style:parent-style-name="Standard" style:list-style-name="L7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54" style:family="paragraph" style:parent-style-name="Standard" style:list-style-name="L8">
      <style:text-properties fo:font-size="12pt" fo:font-weight="normal" officeooo:rsid="00042984" officeooo:paragraph-rsid="00042984" style:font-size-asian="10.5pt" style:font-weight-asian="normal" style:font-size-complex="12pt" style:font-weight-complex="normal"/>
    </style:style>
    <style:style style:name="P55" style:family="paragraph" style:parent-style-name="Standard" style:list-style-name="L7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56" style:family="paragraph" style:parent-style-name="Standard" style:list-style-name="L9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57" style:family="paragraph" style:parent-style-name="Standard" style:list-style-name="L10">
      <style:text-properties fo:font-size="12pt" fo:font-weight="normal" officeooo:rsid="00061c3e" officeooo:paragraph-rsid="00061c3e" style:font-size-asian="10.5pt" style:font-weight-asian="normal" style:font-size-complex="12pt" style:font-weight-complex="normal"/>
    </style:style>
    <style:style style:name="P58" style:family="paragraph" style:parent-style-name="Standard" style:list-style-name="L7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59" style:family="paragraph" style:parent-style-name="Standard" style:list-style-name="L33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0" style:family="paragraph" style:parent-style-name="Standard" style:list-style-name="L34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1" style:family="paragraph" style:parent-style-name="Standard" style:list-style-name="L35">
      <style:text-properties fo:font-size="12pt" fo:font-weight="normal" officeooo:rsid="0027ba9d" officeooo:paragraph-rsid="0027ba9d" style:font-size-asian="10.5pt" style:font-weight-asian="normal" style:font-size-complex="12pt" style:font-weight-complex="normal"/>
    </style:style>
    <style:style style:name="P62" style:family="paragraph" style:parent-style-name="Standard" style:list-style-name="L9">
      <style:text-properties fo:font-size="12pt" fo:font-weight="normal" officeooo:rsid="00066fad" officeooo:paragraph-rsid="00066fad" style:font-size-asian="10.5pt" style:font-weight-asian="normal" style:font-size-complex="12pt" style:font-weight-complex="normal"/>
    </style:style>
    <style:style style:name="P63" style:family="paragraph" style:parent-style-name="Standard" style:list-style-name="L10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65" style:family="paragraph" style:parent-style-name="Standard" style:list-style-name="L13">
      <style:text-properties fo:font-size="12pt" fo:font-weight="normal" officeooo:rsid="00089edd" officeooo:paragraph-rsid="00089edd" style:font-size-asian="10.5pt" style:font-weight-asian="normal" style:font-size-complex="12pt" style:font-weight-complex="normal"/>
    </style:style>
    <style:style style:name="P66" style:family="paragraph" style:parent-style-name="Standard" style:list-style-name="L11">
      <style:text-properties fo:font-size="12pt" fo:font-weight="normal" officeooo:rsid="000a53c3" officeooo:paragraph-rsid="000a53c3" style:font-size-asian="10.5pt" style:font-weight-asian="normal" style:font-size-complex="12pt" style:font-weight-complex="normal"/>
    </style:style>
    <style:style style:name="P67" style:family="paragraph" style:parent-style-name="Standard" style:list-style-name="L12">
      <style:text-properties fo:font-size="12pt" fo:font-weight="normal" officeooo:rsid="00086b82" officeooo:paragraph-rsid="00086b82" style:font-size-asian="10.5pt" style:font-weight-asian="normal" style:font-size-complex="12pt" style:font-weight-complex="normal"/>
    </style:style>
    <style:style style:name="P68" style:family="paragraph" style:parent-style-name="Standard" style:list-style-name="L14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69" style:family="paragraph" style:parent-style-name="Standard" style:list-style-name="L15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70" style:family="paragraph" style:parent-style-name="Standard" style:list-style-name="L16">
      <style:text-properties fo:font-size="12pt" fo:font-weight="normal" officeooo:rsid="000c24f1" officeooo:paragraph-rsid="000c24f1" style:font-size-asian="10.5pt" style:font-weight-asian="normal" style:font-size-complex="12pt" style:font-weight-complex="normal"/>
    </style:style>
    <style:style style:name="P71" style:family="paragraph" style:parent-style-name="Standard" style:list-style-name="L17">
      <style:text-properties fo:font-size="12pt" fo:font-weight="normal" officeooo:rsid="000fc280" officeooo:paragraph-rsid="000fc280" style:font-size-asian="10.5pt" style:font-weight-asian="normal" style:font-size-complex="12pt" style:font-weight-complex="normal"/>
    </style:style>
    <style:style style:name="P72" style:family="paragraph" style:parent-style-name="Standard" style:list-style-name="L17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73" style:family="paragraph" style:parent-style-name="Standard" style:list-style-name="L18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74" style:family="paragraph" style:parent-style-name="Standard" style:list-style-name="L19">
      <style:text-properties fo:font-size="12pt" fo:font-weight="normal" officeooo:rsid="0011294f" officeooo:paragraph-rsid="0011294f" style:font-size-asian="10.5pt" style:font-weight-asian="normal" style:font-size-complex="12pt" style:font-weight-complex="normal"/>
    </style:style>
    <style:style style:name="P75" style:family="paragraph" style:parent-style-name="Standard" style:list-style-name="L19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76" style:family="paragraph" style:parent-style-name="Standard" style:list-style-name="L20">
      <style:text-properties fo:font-size="12pt" fo:font-weight="normal" officeooo:rsid="00114214" officeooo:paragraph-rsid="00114214" style:font-size-asian="10.5pt" style:font-weight-asian="normal" style:font-size-complex="12pt" style:font-weight-complex="normal"/>
    </style:style>
    <style:style style:name="P77" style:family="paragraph" style:parent-style-name="Standard" style:list-style-name="L20">
      <style:text-properties fo:font-size="12pt" fo:font-weight="normal" officeooo:rsid="0012dc2a" officeooo:paragraph-rsid="0012dc2a" style:font-size-asian="10.5pt" style:font-weight-asian="normal" style:font-size-complex="12pt" style:font-weight-complex="normal"/>
    </style:style>
    <style:style style:name="P78" style:family="paragraph" style:parent-style-name="Standard" style:list-style-name="L20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79" style:family="paragraph" style:parent-style-name="Standard" style:list-style-name="L21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80" style:family="paragraph" style:parent-style-name="Standard" style:list-style-name="L22">
      <style:text-properties fo:font-size="12pt" fo:font-weight="normal" officeooo:rsid="0014247c" officeooo:paragraph-rsid="0014247c" style:font-size-asian="10.5pt" style:font-weight-asian="normal" style:font-size-complex="12pt" style:font-weight-complex="normal"/>
    </style:style>
    <style:style style:name="P81" style:family="paragraph" style:parent-style-name="Standard" style:list-style-name="L22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82" style:family="paragraph" style:parent-style-name="Standard" style:list-style-name="L23">
      <style:text-properties fo:font-size="12pt" fo:font-weight="normal" officeooo:rsid="0015c7ad" officeooo:paragraph-rsid="0015c7ad" style:font-size-asian="10.5pt" style:font-weight-asian="normal" style:font-size-complex="12pt" style:font-weight-complex="normal"/>
    </style:style>
    <style:style style:name="P83" style:family="paragraph" style:parent-style-name="Standard" style:list-style-name="L22">
      <style:text-properties fo:font-size="12pt" fo:font-weight="normal" officeooo:rsid="0014b0bf" officeooo:paragraph-rsid="0014b0bf" style:font-size-asian="10.5pt" style:font-weight-asian="normal" style:font-size-complex="12pt" style:font-weight-complex="normal"/>
    </style:style>
    <style:style style:name="P84" style:family="paragraph" style:parent-style-name="Standard" style:list-style-name="L24">
      <style:text-properties fo:font-size="12pt" fo:font-weight="normal" officeooo:rsid="001732f5" officeooo:paragraph-rsid="001732f5" style:font-size-asian="10.5pt" style:font-weight-asian="normal" style:font-size-complex="12pt" style:font-weight-complex="normal"/>
    </style:style>
    <style:style style:name="P85" style:family="paragraph" style:parent-style-name="Standard" style:list-style-name="L24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86" style:family="paragraph" style:parent-style-name="Standard" style:list-style-name="L25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87" style:family="paragraph" style:parent-style-name="Standard" style:list-style-name="L26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88" style:family="paragraph" style:parent-style-name="Standard" style:list-style-name="L27">
      <style:text-properties fo:font-size="12pt" fo:font-weight="normal" officeooo:rsid="001a7bb9" officeooo:paragraph-rsid="001a7bb9" style:font-size-asian="10.5pt" style:font-weight-asian="normal" style:font-size-complex="12pt" style:font-weight-complex="normal"/>
    </style:style>
    <style:style style:name="P89" style:family="paragraph" style:parent-style-name="Standard" style:list-style-name="L28">
      <style:text-properties fo:font-size="12pt" fo:font-weight="normal" officeooo:rsid="001c3ab1" officeooo:paragraph-rsid="001c3ab1" style:font-size-asian="10.5pt" style:font-weight-asian="normal" style:font-size-complex="12pt" style:font-weight-complex="normal"/>
    </style:style>
    <style:style style:name="P90" style:family="paragraph" style:parent-style-name="Standard" style:list-style-name="L29">
      <style:text-properties fo:font-size="12pt" fo:font-weight="normal" officeooo:rsid="001da6d9" officeooo:paragraph-rsid="001da6d9" style:font-size-asian="10.5pt" style:font-weight-asian="normal" style:font-size-complex="12pt" style:font-weight-complex="normal"/>
    </style:style>
    <style:style style:name="P91" style:family="paragraph" style:parent-style-name="Standard" style:list-style-name="L29">
      <style:text-properties fo:font-size="12pt" fo:font-weight="normal" officeooo:rsid="001e7259" officeooo:paragraph-rsid="001e7259" style:font-size-asian="10.5pt" style:font-weight-asian="normal" style:font-size-complex="12pt" style:font-weight-complex="normal"/>
    </style:style>
    <style:style style:name="P92" style:family="paragraph" style:parent-style-name="Standard" style:list-style-name="L29">
      <style:text-properties fo:font-size="12pt" fo:font-weight="normal" officeooo:rsid="001fe9ee" officeooo:paragraph-rsid="001fe9ee" style:font-size-asian="10.5pt" style:font-weight-asian="normal" style:font-size-complex="12pt" style:font-weight-complex="normal"/>
    </style:style>
    <style:style style:name="P93" style:family="paragraph" style:parent-style-name="Standard" style:list-style-name="L30">
      <style:text-properties fo:font-size="12pt" fo:font-weight="normal" officeooo:rsid="0024ee6c" officeooo:paragraph-rsid="0024ee6c" style:font-size-asian="10.5pt" style:font-weight-asian="normal" style:font-size-complex="12pt" style:font-weight-complex="normal"/>
    </style:style>
    <style:style style:name="P94" style:family="paragraph" style:parent-style-name="Standard" style:list-style-name="L30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95" style:family="paragraph" style:parent-style-name="Standard" style:list-style-name="L31">
      <style:text-properties fo:font-size="12pt" fo:font-weight="normal" officeooo:rsid="00258f3c" officeooo:paragraph-rsid="00258f3c" style:font-size-asian="10.5pt" style:font-weight-asian="normal" style:font-size-complex="12pt" style:font-weight-complex="normal"/>
    </style:style>
    <style:style style:name="P96" style:family="paragraph" style:parent-style-name="Standard" style:list-style-name="L31">
      <style:text-properties fo:font-size="12pt" fo:font-weight="normal" officeooo:rsid="0026dae8" officeooo:paragraph-rsid="0026dae8" style:font-size-asian="10.5pt" style:font-weight-asian="normal" style:font-size-complex="12pt" style:font-weight-complex="normal"/>
    </style:style>
    <style:style style:name="P97" style:family="paragraph" style:parent-style-name="Standard" style:list-style-name="L32">
      <style:text-properties fo:font-size="12pt" fo:font-weight="normal" officeooo:rsid="00230e53" officeooo:paragraph-rsid="00230e53" style:font-size-asian="10.5pt" style:font-weight-asian="normal" style:font-size-complex="12pt" style:font-weight-complex="normal"/>
    </style:style>
    <style:style style:name="P98" style:family="paragraph" style:parent-style-name="Standard" style:list-style-name="L33">
      <style:text-properties fo:font-size="12pt" fo:font-weight="normal" officeooo:rsid="002747a5" officeooo:paragraph-rsid="002747a5" style:font-size-asian="10.5pt" style:font-weight-asian="normal" style:font-size-complex="12pt" style:font-weight-complex="normal"/>
    </style:style>
    <style:style style:name="P99" style:family="paragraph" style:parent-style-name="Standard" style:list-style-name="L35">
      <style:text-properties fo:font-size="12pt" fo:font-weight="normal" officeooo:rsid="00298488" officeooo:paragraph-rsid="00298488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size="12pt" fo:font-weight="normal" officeooo:rsid="00298488" officeooo:paragraph-rsid="00298488" style:font-size-asian="10.5pt" style:font-weight-asian="normal" style:font-size-complex="12pt" style:font-weight-complex="normal"/>
    </style:style>
    <style:style style:name="P101" style:family="paragraph" style:parent-style-name="Standard" style:list-style-name="L36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102" style:family="paragraph" style:parent-style-name="Standard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103" style:family="paragraph" style:parent-style-name="Standard" style:list-style-name="L37">
      <style:text-properties fo:font-size="12pt" fo:font-weight="normal" officeooo:rsid="002d72f6" officeooo:paragraph-rsid="002d72f6" style:font-size-asian="10.5pt" style:font-weight-asian="normal" style:font-size-complex="12pt" style:font-weight-complex="normal"/>
    </style:style>
    <style:style style:name="P104" style:family="paragraph" style:parent-style-name="Standard" style:list-style-name="L37">
      <style:text-properties fo:font-size="12pt" fo:font-weight="normal" officeooo:rsid="002d8789" officeooo:paragraph-rsid="002d8789" style:font-size-asian="10.5pt" style:font-weight-asian="normal" style:font-size-complex="12pt" style:font-weight-complex="normal"/>
    </style:style>
    <style:style style:name="P105" style:family="paragraph" style:parent-style-name="Standard" style:list-style-name="L37">
      <style:text-properties fo:font-size="12pt" fo:font-weight="normal" officeooo:rsid="002f4dcf" officeooo:paragraph-rsid="002f4dcf" style:font-size-asian="10.5pt" style:font-weight-asian="normal" style:font-size-complex="12pt" style:font-weight-complex="normal"/>
    </style:style>
    <style:style style:name="P106" style:family="paragraph" style:parent-style-name="Standard">
      <style:text-properties fo:font-size="12pt" fo:font-weight="normal" officeooo:rsid="002f4dcf" officeooo:paragraph-rsid="002f4dcf" style:font-size-asian="10.5pt" style:font-weight-asian="normal" style:font-size-complex="12pt" style:font-weight-complex="normal"/>
    </style:style>
    <style:style style:name="P107" style:family="paragraph" style:parent-style-name="Standard">
      <style:text-properties fo:font-size="12pt" fo:font-weight="normal" officeooo:rsid="00303639" officeooo:paragraph-rsid="00303639" style:font-size-asian="10.5pt" style:font-weight-asian="normal" style:font-size-complex="12pt" style:font-weight-complex="normal"/>
    </style:style>
    <style:style style:name="P108" style:family="paragraph" style:parent-style-name="Standard">
      <style:text-properties fo:font-size="12pt" fo:font-weight="normal" officeooo:rsid="0031334a" officeooo:paragraph-rsid="0031334a" style:font-size-asian="10.5pt" style:font-weight-asian="normal" style:font-size-complex="12pt" style:font-weight-complex="normal"/>
    </style:style>
    <style:style style:name="P109" style:family="paragraph" style:parent-style-name="Standard">
      <style:text-properties fo:font-size="12pt" fo:font-weight="normal" officeooo:rsid="00327ab0" officeooo:paragraph-rsid="00327ab0" style:font-size-asian="10.5pt" style:font-weight-asian="normal" style:font-size-complex="12pt" style:font-weight-complex="normal"/>
    </style:style>
    <style:style style:name="P110" style:family="paragraph" style:parent-style-name="Standard" style:list-style-name="L38">
      <style:text-properties fo:font-size="12pt" fo:font-weight="normal" officeooo:rsid="00327ab0" officeooo:paragraph-rsid="00327ab0" style:font-size-asian="10.5pt" style:font-weight-asian="normal" style:font-size-complex="12pt" style:font-weight-complex="normal"/>
    </style:style>
    <style:style style:name="P111" style:family="paragraph" style:parent-style-name="Standard">
      <style:text-properties fo:font-size="12pt" fo:font-weight="normal" officeooo:rsid="00337f63" officeooo:paragraph-rsid="00337f63" style:font-size-asian="10.5pt" style:font-weight-asian="normal" style:font-size-complex="12pt" style:font-weight-complex="normal"/>
    </style:style>
    <style:style style:name="P112" style:family="paragraph" style:parent-style-name="Standard" style:list-style-name="L39">
      <style:text-properties fo:font-size="12pt" fo:font-weight="normal" officeooo:rsid="0035d8b7" officeooo:paragraph-rsid="0035d8b7" style:font-size-asian="10.5pt" style:font-weight-asian="normal" style:font-size-complex="12pt" style:font-weight-complex="normal"/>
    </style:style>
    <style:style style:name="P113" style:family="paragraph" style:parent-style-name="Standard" style:list-style-name="L39">
      <style:text-properties fo:font-size="12pt" fo:font-weight="normal" officeooo:rsid="00376c46" officeooo:paragraph-rsid="00376c46" style:font-size-asian="10.5pt" style:font-weight-asian="normal" style:font-size-complex="12pt" style:font-weight-complex="normal"/>
    </style:style>
    <style:style style:name="P114" style:family="paragraph" style:parent-style-name="Standard">
      <style:text-properties fo:font-size="12pt" fo:font-weight="normal" officeooo:rsid="00376c46" officeooo:paragraph-rsid="00376c46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fo:font-weight="normal" officeooo:rsid="0039572c" officeooo:paragraph-rsid="0039572c" style:font-size-asian="10.5pt" style:font-weight-asian="normal" style:font-size-complex="12pt" style:font-weight-complex="normal"/>
    </style:style>
    <style:style style:name="P116" style:family="paragraph" style:parent-style-name="Standard" style:list-style-name="L40">
      <style:text-properties fo:font-size="12pt" fo:font-weight="normal" officeooo:rsid="0039572c" officeooo:paragraph-rsid="0039572c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font-size="12pt" fo:font-weight="bold" officeooo:rsid="0014247c" officeooo:paragraph-rsid="0014247c" style:font-size-asian="10.5pt" style:font-weight-asian="bold" style:font-size-complex="12pt" style:font-weight-complex="bold"/>
    </style:style>
    <style:style style:name="P118" style:family="paragraph" style:parent-style-name="Standard">
      <style:text-properties fo:font-size="12pt" fo:font-weight="bold" officeooo:rsid="003554df" officeooo:paragraph-rsid="003554df" style:font-size-asian="12pt" style:font-weight-asian="bold" style:font-size-complex="12pt" style:font-weight-complex="bold"/>
    </style:style>
    <style:style style:name="P119" style:family="paragraph" style:parent-style-name="Standard" style:list-style-name="L4">
      <style:text-properties officeooo:rsid="00019dd4" officeooo:paragraph-rsid="00019dd4"/>
    </style:style>
    <style:style style:name="P120" style:family="paragraph" style:parent-style-name="Standard" style:list-style-name="L4">
      <style:text-properties officeooo:rsid="000a53c3" officeooo:paragraph-rsid="000a53c3"/>
    </style:style>
    <style:style style:name="P121" style:family="paragraph" style:parent-style-name="Standard">
      <style:text-properties fo:font-size="14pt" fo:font-weight="bold" officeooo:rsid="00042984" officeooo:paragraph-rsid="00042984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break-before="page"/>
      <style:text-properties fo:font-size="14pt" fo:font-weight="bold" officeooo:rsid="00042984" officeooo:paragraph-rsid="00042984" style:font-size-asian="14pt" style:font-weight-asian="bold" style:font-size-complex="14pt" style:font-weight-complex="bold"/>
    </style:style>
    <style:style style:name="P123" style:family="paragraph" style:parent-style-name="Standard">
      <style:text-properties fo:font-size="14pt" fo:font-weight="bold" officeooo:rsid="0033943b" officeooo:paragraph-rsid="0033943b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019dd4" style:font-size-asian="10.5pt" style:font-weight-asian="normal" style:font-size-complex="12pt" style:font-weight-complex="normal"/>
    </style:style>
    <style:style style:name="T3" style:family="text">
      <style:text-properties officeooo:rsid="000289f7"/>
    </style:style>
    <style:style style:name="T4" style:family="text">
      <style:text-properties officeooo:rsid="00061c3e"/>
    </style:style>
    <style:style style:name="T5" style:family="text">
      <style:text-properties officeooo:rsid="000c24f1"/>
    </style:style>
    <style:style style:name="T6" style:family="text">
      <style:text-properties officeooo:rsid="000e237f"/>
    </style:style>
    <style:style style:name="T7" style:family="text">
      <style:text-properties officeooo:rsid="0011294f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1294f" style:font-weight-asian="bold" style:font-weight-complex="bold"/>
    </style:style>
    <style:style style:name="T10" style:family="text">
      <style:text-properties officeooo:rsid="0014b0bf"/>
    </style:style>
    <style:style style:name="T11" style:family="text">
      <style:text-properties officeooo:rsid="00187447"/>
    </style:style>
    <style:style style:name="T12" style:family="text">
      <style:text-properties officeooo:rsid="001a0fc6"/>
    </style:style>
    <style:style style:name="T13" style:family="text">
      <style:text-properties officeooo:rsid="001fe9ee"/>
    </style:style>
    <style:style style:name="T14" style:family="text">
      <style:text-properties officeooo:rsid="002d72f6"/>
    </style:style>
    <style:style style:name="T15" style:family="text">
      <style:text-properties officeooo:rsid="002d878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M Kurs Agenda</text:p>
      <text:p text:style-name="P1"/>
      <text:list xml:id="list2280119515" text:style-name="L1">
        <text:list-item>
          <text:p text:style-name="P45">Vorstellrunde</text:p>
        </text:list-item>
        <text:list-item>
          <text:p text:style-name="P45">Erklären der Agenda</text:p>
        </text:list-item>
        <text:list-item>
          <text:p text:style-name="P45">Softwareumgebung</text:p>
        </text:list-item>
        <text:list-item>
          <text:p text:style-name="P45">Prepreprocessing</text:p>
        </text:list-item>
        <text:list-item>
          <text:p text:style-name="P46">Preprocessing</text:p>
        </text:list-item>
        <text:list-item>
          <text:p text:style-name="P46">Firstleve<text:span text:style-name="T14">l</text:span></text:p>
        </text:list-item>
        <text:list-item>
          <text:p text:style-name="P46">Secondlevel</text:p>
        </text:list-item>
      </text:list>
      <text:p text:style-name="P49"/>
      <text:p text:style-name="P4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2">Vorgeplänkel:</text:p>
      <text:p text:style-name="P7"/>
      <text:p text:style-name="P8">Vorstellrunde:</text:p>
      <text:p text:style-name="P8"/>
      <text:list xml:id="list1702444176" text:style-name="L4">
        <text:list-item>
          <text:p text:style-name="P119"><text:span text:style-name="T2">W</text:span><text:span text:style-name="T1">er bin ich, warum bin ich qualifiziert, SPM zu unterrichten</text:span></text:p>
        </text:list-item>
        <text:list-item>
          <text:p text:style-name="P47">Wer hat wie viel Erfahrung mit fMRT-Analysen, MATLAB, Programmieren im Allgemeinen und Statistik</text:p>
        </text:list-item>
        <text:list-item>
          <text:p text:style-name="P120"><text:span text:style-name="T2">F</text:span><text:span text:style-name="T1">ragen bitte gerne jederzeit</text:span></text:p>
        </text:list-item>
      </text:list>
      <text:p text:style-name="P20"/>
      <text:p text:style-name="P8">Erklären der Agenda:</text:p>
      <text:p text:style-name="P8"/>
      <text:list xml:id="list4197541879" text:style-name="L5">
        <text:list-item>
          <text:p text:style-name="P48">Was ist das Programm? Was wird gelernt?</text:p>
        </text:list-item>
        <text:list-item>
          <text:p text:style-name="P48">Der ganze Weg von DICOM-Bildern bis zum Secondlevel</text:p>
        </text:list-item>
        <text:list-item>
          <text:p text:style-name="P48">Prepreprocessing, Preprocessing, <text:span text:style-name="T3">Firstlevel-Analyse, Secondlevel-Analyse</text:span></text:p>
        </text:list-item>
        <text:list-item>
          <text:p text:style-name="P51">Batch-Editor und Skripten plus custom MATLAB Funktionen</text:p>
        </text:list-item>
        <text:list-item>
          <text:p text:style-name="P51">Idealerweise template erstellen mit dem Batch-Editor und Skripte basteln auf Basis davon</text:p>
        </text:list-item>
        <text:list-item>
          <text:p text:style-name="P51">Gibt auch fertige Skripte, die bekommen die Teilnehmer am Ende, wenn wir nicht fertig werden</text:p>
        </text:list-item>
      </text:list>
      <text:p text:style-name="P21"/>
      <text:p text:style-name="P9">Softwareumgebung:</text:p>
      <text:p text:style-name="P9"/>
      <text:list xml:id="list1537004932" text:style-name="L6">
        <text:list-item>
          <text:p text:style-name="P52">MATLAB aufmachen:</text:p>
          <text:list>
            <text:list-item>
              <text:p text:style-name="P52">Command window</text:p>
            </text:list-item>
            <text:list-item>
              <text:p text:style-name="P52">Editor</text:p>
            </text:list-item>
            <text:list-item>
              <text:p text:style-name="P52">Kram an der Seite: Workspace, File Browser</text:p>
            </text:list-item>
          </text:list>
        </text:list-item>
        <text:list-item>
          <text:p text:style-name="P52">SPM aufmachen:</text:p>
          <text:list>
            <text:list-item>
              <text:p text:style-name="P52">‘spm fmri’</text:p>
            </text:list-item>
            <text:list-item>
              <text:p text:style-name="P52">Fenster erklären: </text:p>
              <text:list>
                <text:list-item>
                  <text:p text:style-name="P52">Graphics für Plots</text:p>
                </text:list-item>
                <text:list-item>
                  <text:p text:style-name="P52">Fortschrittsfenster für Prozesse</text:p>
                </text:list-item>
                <text:list-item>
                  <text:p text:style-name="P52">Menü zum Starten von Anwendungen wie z.b. Batch</text:p>
                </text:list-item>
              </text:list>
            </text:list-item>
            <text:list-item>
              <text:p text:style-name="P52">GUI vs. Skripte: SPM ist NICHT die Fenster, die aufgehen und kann bzw. sollte geskriptet werden.</text:p>
            </text:list-item>
            <text:list-item>
              <text:p text:style-name="P52">Rückwärtskompatibilität: Nicht zwischen SPM-Versionen wechseln während der Analyse einer Studie</text:p>
            </text:list-item>
          </text:list>
        </text:list-item>
      </text:list>
      <text:p text:style-name="P22"/>
      <text:p text:style-name="P10">Datenstruktur </text:p>
      <text:p text:style-name="P10"/>
      <text:list xml:id="list3593902375" text:style-name="L7">
        <text:list-item>
          <text:p text:style-name="P53">Daten aus verschiedenen Studien für verschiedene Schritte aus Datenschutzgründen. Aber sollte kein Problem darstellen für das Verständnis.</text:p>
        </text:list-item>
        <text:list-item>
          <text:p text:style-name="P53">Zu Ordner navigieren (entweder mit File Manager oder MATLAB. Zweiteres gut als Übung mit cd, pwd, ls)</text:p>
        </text:list-item>
        <text:list-item>
          <text:p text:style-name="P53">3 Ordner: </text:p>
          <text:list>
            <text:list-item>
              <text:p text:style-name="P53">Preprocessing: DICOM Bilder</text:p>
            </text:list-item>
            <text:list-item>
              <text:p text:style-name="P53">First_Level: Vorverarbeitete NIFTIs, output von firstlevel analyse</text:p>
            </text:list-item>
            <text:list-item>
              <text:p text:style-name="P53">Second_Level: Con-images, output von firstlevel analyse</text:p>
            </text:list-item>
          </text:list>
        </text:list-item>
        <text:list-item>
          <text:p text:style-name="P55">Backup erstellen</text:p>
        </text:list-item>
        <text:list-item>
          <text:p text:style-name="P58"><text:soft-page-break/>Bilder aus verschiedenen Stufen</text:p>
        </text:list-item>
      </text:list>
      <text:p text:style-name="P23"/>
      <text:p text:style-name="P7">Prepreprocessing: </text:p>
      <text:p text:style-name="P7"/>
      <text:p text:style-name="P10">Mini-Exkurs Batch Editor</text:p>
      <text:p text:style-name="P10"/>
      <text:list xml:id="list818829645" text:style-name="L8">
        <text:list-item>
          <text:p text:style-name="P54">GUI, um Analyse-Pipeline zusammenzuklicken</text:p>
        </text:list-item>
        <text:list-item>
          <text:p text:style-name="P54">Prepreprocessing, Preprocessing, Firstlevel, Secondlevel</text:p>
        </text:list-item>
        <text:list-item>
          <text:p text:style-name="P54">Theoretisch kann man komplette Analyse als einzelnen Batch erstellen</text:p>
        </text:list-item>
        <text:list-item>
          <text:p text:style-name="P54">Batch = Jobbeschreibung für SPM</text:p>
        </text:list-item>
        <text:list-item>
          <text:p text:style-name="P54">Links: Liste der verschiedenen Module (z.b. DICOM Import)</text:p>
        </text:list-item>
        <text:list-item>
          <text:p text:style-name="P54">Rechts: Optionen für das aktuell gewählte Modul</text:p>
        </text:list-item>
        <text:list-item>
          <text:p text:style-name="P54">Batche lassen sich speichern und <text:span text:style-name="T4">laden, es lässt sich Code ausgeben</text:span></text:p>
        </text:list-item>
        <text:list-item>
          <text:p text:style-name="P54">Gut um den “Rohbau” an Code zu bekommen, aus dem man sich <text:span text:style-name="T4">Skripte bastelt</text:span></text:p>
        </text:list-item>
      </text:list>
      <text:p text:style-name="P23"/>
      <text:p text:style-name="P10">DICOM Import</text:p>
      <text:p text:style-name="P10"/>
      <text:p text:style-name="P24">Aus dem Batch editor:</text:p>
      <text:p text:style-name="P10"/>
      <text:list xml:id="list855516322" text:style-name="L9">
        <text:list-item>
          <text:p text:style-name="P56">SPM → Util → Import → DICOM Import</text:p>
        </text:list-item>
        <text:list-item>
          <text:p text:style-name="P56">DICOM files: Auswahl der files, Filter mit regular expression ansprechen und das Fenster für die Fileauswahl erklären</text:p>
        </text:list-item>
        <text:list-item>
          <text:p text:style-name="P56">Directory structure: Lässt sich flexibler aus MATLAB heraus machen</text:p>
        </text:list-item>
        <text:list-item>
          <text:p text:style-name="P56">Output directory: Vorher erstellen, dann hier auswählen</text:p>
        </text:list-item>
        <text:list-item>
          <text:p text:style-name="P56">Den Rest kann man so lassen</text:p>
        </text:list-item>
        <text:list-item>
          <text:p text:style-name="P62">Als zweiten Schritt die DICOMs löschen</text:p>
        </text:list-item>
        <text:list-item>
          <text:p text:style-name="P56">Batch erstellen, speichern und laufen lassen</text:p>
        </text:list-item>
      </text:list>
      <text:p text:style-name="P10"/>
      <text:p text:style-name="P24">Als Skript:</text:p>
      <text:p text:style-name="P24"/>
      <text:list xml:id="list872327151" text:style-name="L10">
        <text:list-item>
          <text:p text:style-name="P57">MATLAB code ausgeben lassen: View → Show .m Code</text:p>
        </text:list-item>
        <text:list-item>
          <text:p text:style-name="P57">Kopieren und in neues Skript dicom_import.m </text:p>
        </text:list-item>
        <text:list-item>
          <text:p text:style-name="P63">Drumherum code schreiben, dass automatisch die richtigen files und so geladen werden</text:p>
        </text:list-item>
      </text:list>
      <text:p text:style-name="P24"/>
      <text:p text:style-name="P12"/>
      <text:p text:style-name="P12"><text:span text:style-name="T5">Mini-</text:span>Exkurs: Bilder anschauen</text:p>
      <text:p text:style-name="P12"/>
      <text:list xml:id="list1663733775" text:style-name="L11">
        <text:list-item>
          <text:p text:style-name="P66">2 Möglichkeiten</text:p>
          <text:list>
            <text:list-item>
              <text:p text:style-name="P66">Check Reg um mehrere Bilder zu vergleichen</text:p>
            </text:list-item>
            <text:list-item>
              <text:p text:style-name="P66">Display für einzelne Bilder, mehr Informationen</text:p>
            </text:list-item>
            <text:list-item>
              <text:p text:style-name="P66">Beide mal ausprobieren lassen mit EPI vs. T1</text:p>
            </text:list-item>
          </text:list>
        </text:list-item>
      </text:list>
      <text:p text:style-name="P12"/>
      <text:p text:style-name="P11"/>
      <text:p text:style-name="P11">4D conversion</text:p>
      <text:p text:style-name="P11"/>
      <text:p text:style-name="P25">Aus dem Batch Editor:</text:p>
      <text:p text:style-name="P25"><text:soft-page-break/></text:p>
      <text:list xml:id="list9998779" text:style-name="L12">
        <text:list-item>
          <text:p text:style-name="P67">SPM → Util → 4D to 3D File Conversion</text:p>
        </text:list-item>
        <text:list-item>
          <text:p text:style-name="P67">3D Volumes: Auswahl aller niftis aus run 1</text:p>
        </text:list-item>
        <text:list-item>
          <text:p text:style-name="P67">Output Filename: Whatever, ändern wir eh im Skript. Aber 4D ist nicht so schlecht</text:p>
        </text:list-item>
        <text:list-item>
          <text:p text:style-name="P64">Für run2 und run3 wiederholen </text:p>
        </text:list-item>
        <text:list-item>
          <text:p text:style-name="P64">4D Niftis löschen, entweder auch als batch oder irgendwie anders</text:p>
        </text:list-item>
        <text:list-item>
          <text:p text:style-name="P64">speichern und laufen lassen</text:p>
        </text:list-item>
      </text:list>
      <text:p text:style-name="P26"/>
      <text:p text:style-name="P26">Als Skript:</text:p>
      <text:p text:style-name="P26"/>
      <text:list xml:id="list2309031943" text:style-name="L13">
        <text:list-item>
          <text:p text:style-name="P65">View → Show .m code</text:p>
        </text:list-item>
        <text:list-item>
          <text:p text:style-name="P65">Kopieren und in neues Skript merge_to_4D einfügen</text:p>
        </text:list-item>
        <text:list-item>
          <text:p text:style-name="P65">Drumherum code schreiben, dass automatisch die richtigen files und so geladen werden</text:p>
        </text:list-item>
        <text:list-item>
          <text:p text:style-name="P65">Außerdem die 3D niftis löschen</text:p>
        </text:list-item>
      </text:list>
      <text:p text:style-name="P10"/>
      <text:p text:style-name="P13">Mini-Exkurs Bilder anschauen Frameauswahl</text:p>
      <text:p text:style-name="P13"/>
      <text:list xml:id="list1960971932" text:style-name="L14">
        <text:list-item>
          <text:p text:style-name="P68">Im SPM Menü Check Reg klicken</text:p>
        </text:list-item>
        <text:list-item>
          <text:p text:style-name="P68">In run1 Ordner gehen</text:p>
        </text:list-item>
        <text:list-item>
          <text:p text:style-name="P68">Bei Frames ‘inf’ eingeben, um die einzelnen Frames zu sehen</text:p>
        </text:list-item>
        <text:list-item>
          <text:p text:style-name="P68">Zum Vergleich T1 Bild dazu</text:p>
        </text:list-item>
        <text:list-item>
          <text:p text:style-name="P68">Erwähnen, dass man Origin versetzen kann</text:p>
        </text:list-item>
        <text:list-item>
          <text:p text:style-name="P68">T1 in Display öffnen, um mehr Info zu zeigen und auf Origin hinweisen</text:p>
        </text:list-item>
      </text:list>
      <text:p text:style-name="P27"/>
      <text:p text:style-name="P13">Zusammenfassung Prepreprocessing</text:p>
      <text:list xml:id="list741803454" text:style-name="L15">
        <text:list-header>
          <text:p text:style-name="P69"/>
        </text:list-header>
        <text:list-item>
          <text:p text:style-name="P69">Bilder wurden konvertiert,</text:p>
        </text:list-item>
        <text:list-item>
          <text:p text:style-name="P69">Dummies entfernt</text:p>
        </text:list-item>
        <text:list-item>
          <text:p text:style-name="P69">zu 4D niftis zusammengefügt</text:p>
        </text:list-item>
        <text:list-item>
          <text:p text:style-name="P69">und anschauen können wir sie auch schon</text:p>
        </text:list-item>
      </text:list>
      <text:p text:style-name="P27"/>
      <text:p text:style-name="P2">Preprocessing</text:p>
      <text:p text:style-name="P3"/>
      <text:p text:style-name="P13">Einleitende Worte</text:p>
      <text:p text:style-name="P13"/>
      <text:list xml:id="list603557905" text:style-name="L16">
        <text:list-item>
          <text:p text:style-name="P70">Warum?</text:p>
          <text:list>
            <text:list-item>
              <text:p text:style-name="P70">Schichten werden zu verschiedenen Zeitpunkten aufgenommen</text:p>
            </text:list-item>
            <text:list-item>
              <text:p text:style-name="P70">Probanden bewegen sich</text:p>
            </text:list-item>
            <text:list-item>
              <text:p text:style-name="P70">Probanden haben kein Standardgehirn</text:p>
            </text:list-item>
            <text:list-item>
              <text:p text:style-name="P70">Es gibt Messfehler und Feldinhomogenitäten</text:p>
            </text:list-item>
          </text:list>
        </text:list-item>
        <text:list-item>
          <text:p text:style-name="P70">Wir probieren dafür zu sorgen, dass die Daten so aussehen, als sei all das erfüllt.</text:p>
        </text:list-item>
        <text:list-item>
          <text:p text:style-name="P70">Klassische Reihenfolge: </text:p>
          <text:list>
            <text:list-item>
              <text:p text:style-name="P70">Slice Timing (Korrigieren für Zeitversatz zwischen Schichten)</text:p>
            </text:list-item>
            <text:list-item>
              <text:p text:style-name="P70">Realignment (Korrigieren für Bewegung während der Session)</text:p>
            </text:list-item>
            <text:list-item>
              <text:p text:style-name="P70">Coregistration (dafür sorgen, dass EPIs und T1 Bild im gleichen Raum sind)</text:p>
            </text:list-item>
            <text:list-item>
              <text:p text:style-name="P70">Normalization (Gehirnunikat zu Standardgehirn morphen)</text:p>
            </text:list-item>
            <text:list-item>
              <text:p text:style-name="P70">Smoothen (Messfehler teilweise minimieren)</text:p>
            </text:list-item>
          </text:list>
        </text:list-item>
        <text:list-item>
          <text:p text:style-name="P70">Andere Reihenfolgen auch möglich und cool + normal</text:p>
        </text:list-item>
        <text:list-item>
          <text:p text:style-name="P70">Z.B. erst firstlevel rechnen und <text:span text:style-name="T6">beta-Images smoothen und normalisieren</text:span></text:p>
        </text:list-item>
      </text:list>
      <text:p text:style-name="P27"/>
      <text:p text:style-name="P27"/>
      <text:p text:style-name="P14">Estimate vs. Reslice vs. Estimate &amp; Reslice</text:p>
      <text:p text:style-name="P14"/>
      <text:list xml:id="list2061860835" text:style-name="L17">
        <text:list-item>
          <text:p text:style-name="P71">Bei einigen Schritten kann man entweder Bilder neu schreiben oder die Transformationsparameter in den header <text:span text:style-name="T7">schreiben</text:span></text:p>
        </text:list-item>
        <text:list-item>
          <text:p text:style-name="P72">Neu Schreiben verbraucht Speicherplatz und führt Interpolationsfehler ein, daher lieber in den header und so selten wie möglich neu schreiben</text:p>
        </text:list-item>
      </text:list>
      <text:p text:style-name="P28"/>
      <text:p text:style-name="P15">Präfixe</text:p>
      <text:p text:style-name="P15"/>
      <text:list xml:id="list697034151" text:style-name="L18">
        <text:list-item>
          <text:p text:style-name="P73">Preprocessing-Schritte fügen neu geschriebenen Dateien Präfixe zu</text:p>
        </text:list-item>
        <text:list-item>
          <text:p text:style-name="P73">Aus Präfixen kann man nachvollziehen, welche Schritte schon gelaufen sind</text:p>
        </text:list-item>
        <text:list-item>
          <text:p text:style-name="P73">a – slice timing</text:p>
        </text:list-item>
        <text:list-item>
          <text:p text:style-name="P73">r – Realignment oder Korregistrierung</text:p>
        </text:list-item>
        <text:list-item>
          <text:p text:style-name="P73">u – unwarped</text:p>
        </text:list-item>
        <text:list-item>
          <text:p text:style-name="P73">w – warped</text:p>
        </text:list-item>
        <text:list-item>
          <text:p text:style-name="P73">s – smoothed</text:p>
        </text:list-item>
      </text:list>
      <text:p text:style-name="P28"/>
      <text:p text:style-name="P28"/>
      <text:p text:style-name="P15">Slice Timing</text:p>
      <text:p text:style-name="P15"/>
      <text:p text:style-name="P29">Hintergrund</text:p>
      <text:p text:style-name="P15"/>
      <text:list xml:id="list2954646756" text:style-name="L19">
        <text:list-item>
          <text:p text:style-name="P74">EPI Schichten werden nacheinander aufgenommen, nicht zum selben Zeitpunkt. Schichten eines Volumens sind also phasenverschoben</text:p>
        </text:list-item>
        <text:list-item>
          <text:p text:style-name="P74">Korrekturidee: </text:p>
          <text:list>
            <text:list-item>
              <text:p text:style-name="P74">Fourier-Transformation</text:p>
            </text:list-item>
            <text:list-item>
              <text:p text:style-name="P74"><text:soft-page-break/>Phasenverschiebung</text:p>
            </text:list-item>
            <text:list-item>
              <text:p text:style-name="P74">inverse Fouriertransformation</text:p>
            </text:list-item>
          </text:list>
        </text:list-item>
        <text:list-item>
          <text:p text:style-name="P74">Mit jeder Session einzeln, weil das kein kontinuierliches Signal ist über Sessions hinweg</text:p>
        </text:list-item>
        <text:list-item>
          <text:p text:style-name="P75">Etwas umstritten: Besonders nötig bei großen TRs, wo man damit auch den größten Fehler einführt</text:p>
        </text:list-item>
        <text:list-item>
          <text:p text:style-name="P75">Bei Event-Related Designs wichtiger als bei Block Designs</text:p>
        </text:list-item>
      </text:list>
      <text:p text:style-name="P29"/>
      <text:p text:style-name="P29">Im Batch Editor:</text:p>
      <text:p text:style-name="P29"/>
      <text:list xml:id="list703296178" text:style-name="L20">
        <text:list-item>
          <text:p text:style-name="P76">SPM → Temporal → Slice Timing</text:p>
        </text:list-item>
        <text:list-item>
          <text:p text:style-name="P76">Jede Session wird neu angelegt (New: Session)</text:p>
        </text:list-item>
        <text:list-item>
          <text:p text:style-name="P76">Dann je die passenden Scans auswählen (Frames: inf) nicht vergessen</text:p>
        </text:list-item>
        <text:list-item>
          <text:p text:style-name="P77">Infos von MTAs oder aus DICOM Header oder aus Display</text:p>
        </text:list-item>
        <text:list-item>
          <text:p text:style-name="P77">Infos für unsere Daten:</text:p>
          <text:list>
            <text:list-item>
              <text:p text:style-name="P77">48 Slices</text:p>
            </text:list-item>
            <text:list-item>
              <text:p text:style-name="P77">TR: 2.87s</text:p>
            </text:list-item>
            <text:list-item>
              <text:p text:style-name="P77">Order: Descending</text:p>
            </text:list-item>
            <text:list-item>
              <text:p text:style-name="P78">Reference Slice</text:p>
            </text:list-item>
          </text:list>
        </text:list-item>
      </text:list>
      <text:p text:style-name="P30"/>
      <text:p text:style-name="P30">Im Skript:</text:p>
      <text:p text:style-name="P30"/>
      <text:list xml:id="list1872049361" text:style-name="L21">
        <text:list-item>
          <text:p text:style-name="P79">Entgegen der üblichen best practice würde ich TR, Anzahl und Abfolge der Schichten hardcoden</text:p>
        </text:list-item>
        <text:list-item>
          <text:p text:style-name="P79">‘ExtFPList’ statt ‘FPList’ in spm_select für alle frames</text:p>
        </text:list-item>
        <text:list-item>
          <text:p text:style-name="P79">Ansonsten das Gleiche wie immer: View .m Code kopieren und ein Skript drumherum basteln</text:p>
        </text:list-item>
      </text:list>
      <text:p text:style-name="P30"/>
      <text:p text:style-name="P32">Anschließend hat man neue Bilder mit a Präfix</text:p>
      <text:p text:style-name="P30"/>
      <text:p text:style-name="P30"/>
      <text:p text:style-name="P30"><text:span text:style-name="T9">R</text:span><text:span text:style-name="T8">ealignment</text:span></text:p>
      <text:p text:style-name="P117"/>
      <text:p text:style-name="P30">Hintergrund</text:p>
      <text:p text:style-name="P30"/>
      <text:list xml:id="list3978065269" text:style-name="L22">
        <text:list-item>
          <text:p text:style-name="P80">Probanden bewegen sich, was zu falsch positiven Aktivierungen an den Rändern führt (größte Kontrast)</text:p>
        </text:list-item>
        <text:list-item>
          <text:p text:style-name="P80">Bewegung zufällig <text:span text:style-name="T10">(Einfluss auf Signal-to-Noise-Ratio) </text:span>oder Stimulus-korreliert <text:span text:style-name="T10">(dann potentiell echt problematisch weil es falsche “Stimulus-Effekte” erzeugen kann</text:span></text:p>
        </text:list-item>
        <text:list-item>
          <text:p text:style-name="P81">Zwei Varianten: “Normales” realignment oder realignment &amp; Unwarp</text:p>
        </text:list-item>
        <text:list-item>
          <text:p text:style-name="P83">Realignment richtet alle Bilder nach einem Referenzbild neu aus</text:p>
        </text:list-item>
        <text:list-item>
          <text:p text:style-name="P83">Es geht also nur darum, dass die Bilder relativ zueinander nicht verschoben sind</text:p>
        </text:list-item>
        <text:list-item>
          <text:p text:style-name="P83">Alle Bilder werden auf das erste Bild der ersten Session ODER das mean EPI ausgerichtet</text:p>
        </text:list-item>
        <text:list-item>
          <text:p text:style-name="P83">Parameter für Festkörper-Transformation werden geschätzt (Verschiebung und Rotation in x,y,z-Achse, also 6 Parameter)</text:p>
        </text:list-item>
      </text:list>
      <text:p text:style-name="P31"/>
      <text:p text:style-name="P32">Kurzes Intermezzo zu Realign &amp; Unwarp:</text:p>
      <text:p text:style-name="P32"/>
      <text:list xml:id="list2790956223" text:style-name="L23">
        <text:list-item>
          <text:p text:style-name="P82">Versucht Feldinhomogenitäten auszugleichen, die durch Kopf entstehen</text:p>
        </text:list-item>
        <text:list-item>
          <text:p text:style-name="P82">Kann verbessert werden mit fieldmap (Messung des Magnetfeldes)</text:p>
        </text:list-item>
        <text:list-item>
          <text:p text:style-name="P82"><text:soft-page-break/>Besonders relevant an Grenze Gewebe/Luft wegen größter Inhomogenität: also z.b. Amygdala oder OFC</text:p>
        </text:list-item>
        <text:list-item>
          <text:p text:style-name="P82">Besser bei stimuluskorrelierten Bewegungen, weil Bewegungsartefakte vom Magnetfeld abhängen, aber echte Aktivität nicht</text:p>
        </text:list-item>
        <text:list-item>
          <text:p text:style-name="P82">Wir machen hier normales Realignment</text:p>
        </text:list-item>
      </text:list>
      <text:p text:style-name="P31"/>
      <text:p text:style-name="P33">Zur Versinnbildlichung Video abspielen</text:p>
      <text:p text:style-name="P33"/>
      <text:p text:style-name="P31">Im Batch Editor:</text:p>
      <text:p text:style-name="P27"/>
      <text:list xml:id="list358206157" text:style-name="L24">
        <text:list-item>
          <text:p text:style-name="P84">SPM → Spatial → Realign → Realign:Estimate <text:span text:style-name="T11">&amp; Reslice</text:span></text:p>
        </text:list-item>
        <text:list-item>
          <text:p text:style-name="P84">Wir schreiben die Bilder erst wieder bei der Normalisierung raus, <text:span text:style-name="T12">aber nutzen die &amp; Reslice Option um das mean EPI zu schreiben</text:span></text:p>
        </text:list-item>
        <text:list-item>
          <text:p text:style-name="P84">Data: eine neue Session pro Run, dann mit ^a Filter und inf Frames alle Frames von slice timing korrigierten Bildern rausschreiben</text:p>
        </text:list-item>
        <text:list-item>
          <text:p text:style-name="P84">Quality und Separation beides speed-accuracy trade-offs. Die defaults sind okay</text:p>
        </text:list-item>
        <text:list-item>
          <text:p text:style-name="P84">Smoothing nur für Berechnung, die Daten werden nicht wirklich gesmoothed</text:p>
        </text:list-item>
        <text:list-item>
          <text:p text:style-name="P84">Num passes: Register to mean. D.h. erst wird auf erstes EPI ausgerichtet und in einem zweiten Schritt werden alle auf das mean EPI ausgerichtet, dass man aus den first pass Bildern berechnet</text:p>
        </text:list-item>
        <text:list-item>
          <text:p text:style-name="P84">Weighting: NIFTI mit dem man z.B. frontale Bereiche mehr gewichtet kann</text:p>
        </text:list-item>
        <text:list-item>
          <text:p text:style-name="P85">Resliced images: mean image only</text:p>
        </text:list-item>
      </text:list>
      <text:p text:style-name="P27"/>
      <text:p text:style-name="P34">Skript:</text:p>
      <text:p text:style-name="P34"/>
      <text:list xml:id="list362069573" text:style-name="L25">
        <text:list-item>
          <text:p text:style-name="P86">Show .m Code → Select all → copy und fix ein Skript gebastelt</text:p>
        </text:list-item>
      </text:list>
      <text:p text:style-name="P34"/>
      <text:p text:style-name="P34"/>
      <text:p text:style-name="P16">Reihenfolge Slice Timing und Realignment</text:p>
      <text:p text:style-name="P16"/>
      <text:list xml:id="list1210938263" text:style-name="L26">
        <text:list-item>
          <text:p text:style-name="P87">Das zuerst was größeren Fehler hat: </text:p>
        </text:list-item>
        <text:list-item>
          <text:p text:style-name="P87">Viel Bewegung? → Zuerst Realignment</text:p>
        </text:list-item>
        <text:list-item>
          <text:p text:style-name="P87">Große TR? → Zuerst Slice Timing</text:p>
        </text:list-item>
        <text:list-item>
          <text:p text:style-name="P87">Beides Vor- und Nachteile</text:p>
        </text:list-item>
      </text:list>
      <text:p text:style-name="P34"/>
      <text:p text:style-name="P34"/>
      <text:p text:style-name="P34"/>
      <text:p text:style-name="P34"/>
      <text:p text:style-name="P34"/>
      <text:p text:style-name="P16">Coregistration</text:p>
      <text:p text:style-name="P16"/>
      <text:p text:style-name="P35">Hintergrund</text:p>
      <text:p text:style-name="P35"/>
      <text:list xml:id="list706241315" text:style-name="L27">
        <text:list-item>
          <text:p text:style-name="P88">T1 und EPI müssen zusammengebracht werden. </text:p>
        </text:list-item>
        <text:list-item>
          <text:p text:style-name="P88">Sozusagen Realignment zwischen Modalitäten mit anderer loss function</text:p>
        </text:list-item>
        <text:list-item>
          <text:p text:style-name="P88">Entweder alle EPIs auf T1 ausrichten oder T1 auf erstes oder mean EPI ausrichten</text:p>
          <text:p text:style-name="P88"/>
        </text:list-item>
      </text:list>
      <text:p text:style-name="P35">Vorher mit Check Reg das Problem zeigen</text:p>
      <text:p text:style-name="P35"><text:soft-page-break/></text:p>
      <text:p text:style-name="P35">Im Batch Editor:</text:p>
      <text:p text:style-name="P35"/>
      <text:list xml:id="list3596244739" text:style-name="L28">
        <text:list-item>
          <text:p text:style-name="P89">SPM → Spatial → Coregister → Coregister:Estimate (nicht neu schreiben)</text:p>
        </text:list-item>
        <text:list-item>
          <text:p text:style-name="P89">Reference image: das Bild das unverändert bleibt. Wir nehmen das mean EPI</text:p>
        </text:list-item>
        <text:list-item>
          <text:p text:style-name="P89">Source Image: Das Bild, das gedreht wird</text:p>
        </text:list-item>
        <text:list-item>
          <text:p text:style-name="P89">Default Werte für den Rest</text:p>
        </text:list-item>
      </text:list>
      <text:p text:style-name="P35"/>
      <text:p text:style-name="P35">Der Weg zum Skript ist der übliche. Anschließend mit Check Reg zeigen, dass es besser ist.</text:p>
      <text:p text:style-name="P35"/>
      <text:p text:style-name="P35"/>
      <text:p text:style-name="P17">Normalization</text:p>
      <text:p text:style-name="P17"/>
      <text:p text:style-name="P36">Hintergrund</text:p>
      <text:p text:style-name="P36"/>
      <text:list xml:id="list181682596" text:style-name="L29">
        <text:list-item>
          <text:p text:style-name="P90">Gehirne kommen unglücklicherweise nicht nur in einer Standardausführung. Jedes Gehirn ist anders</text:p>
        </text:list-item>
        <text:list-item>
          <text:p text:style-name="P90">Für Gruppenlevelanalyse müssen aber alle Gehirne im gleichen Raum sein</text:p>
        </text:list-item>
        <text:list-item>
          <text:p text:style-name="P90">Normlisierung ist der Versuch zu zeigen, wie ein Gehirn aussähe, wenn es dem Standardgehirn entspräche</text:p>
        </text:list-item>
        <text:list-item>
          <text:p text:style-name="P90">Das Standardgehirn wird durch das NMI-Template definiert</text:p>
        </text:list-item>
        <text:list-item>
          <text:p text:style-name="P90">2 Schritte:</text:p>
          <text:list>
            <text:list-item>
              <text:p text:style-name="P90">Affine Transformation: Verschiebung, Rotation, Skalierung und Scherung</text:p>
            </text:list-item>
            <text:list-item>
              <text:p text:style-name="P90">nicht-linear: sogenanntes Warping</text:p>
            </text:list-item>
          </text:list>
        </text:list-item>
        <text:list-item>
          <text:p text:style-name="P90">Läuft über Segmentierung des T1-images oder des mean EPIs</text:p>
        </text:list-item>
        <text:list-item>
          <text:p text:style-name="P91">Segmentierung nicht rausgeschrieben, <text:span text:style-name="T13">kann bei Bedarf aber auch gemacht werden</text:span></text:p>
        </text:list-item>
      </text:list>
      <text:p text:style-name="P37"/>
      <text:p text:style-name="P38">Im Batch Editor:</text:p>
      <text:p text:style-name="P38"/>
      <text:list xml:id="list192111638212866" text:continue-numbering="true" text:style-name="L29">
        <text:list-item>
          <text:p text:style-name="P92">SPM → Spatial <text:s/>→ Normalise → Normalise:Estimate &amp; Rewrite</text:p>
        </text:list-item>
        <text:list-item>
          <text:p text:style-name="P92">Data → New Subject</text:p>
        </text:list-item>
        <text:list-item>
          <text:p text:style-name="P92">Image to Align: Das Bild, das wir nutzen um die Transformation zu berechnen. In unserem Fall das T1-Bild.</text:p>
        </text:list-item>
        <text:list-item>
          <text:p text:style-name="P92">Images to Write: Alle Bilder auf die die Transformation angewandt werden soll. </text:p>
        </text:list-item>
        <text:list-item>
          <text:p text:style-name="P92">Tissue probability map: Default, hier ist a priori Information gespeichert, welches Gewebe wo zu erwarten ist</text:p>
        </text:list-item>
        <text:list-item>
          <text:p text:style-name="P92">Für den Rest ist der Default auch okay</text:p>
        </text:list-item>
      </text:list>
      <text:p text:style-name="P38"/>
      <text:p text:style-name="P38"/>
      <text:p text:style-name="P18"/>
      <text:p text:style-name="P19">Smoothing</text:p>
      <text:p text:style-name="P19"/>
      <text:p text:style-name="P40">Hintergrund</text:p>
      <text:p text:style-name="P40"/>
      <text:list xml:id="list1372644226" text:style-name="L30">
        <text:list-item>
          <text:p text:style-name="P93">Reduktion und Gleichverteilung der Fehler, was Voraussetzung für statistische Tests und Korrektur für multiple Vergleice nach Gaussian Random Field Theorie ist</text:p>
        </text:list-item>
        <text:list-item>
          <text:p text:style-name="P94"><text:soft-page-break/>Zufällige Fehler werden minimiert, weil BOLD Signal räumlich mehr ausgebreitet ist als Messfehler</text:p>
        </text:list-item>
        <text:list-item>
          <text:p text:style-name="P94">Verschmierung der Anatomie um potentielle Fehler bei Normalisierung auszugleichen</text:p>
        </text:list-item>
      </text:list>
      <text:p text:style-name="P41"/>
      <text:p text:style-name="P41">Batch Editor:</text:p>
      <text:p text:style-name="P41"/>
      <text:list xml:id="list631694266" text:style-name="L31">
        <text:list-item>
          <text:p text:style-name="P95">SPM → Spatial → Smooth</text:p>
        </text:list-item>
        <text:list-item>
          <text:p text:style-name="P95">Auswahl aller Bilder (‘^wa.*’, also die normalisierten Bilder)</text:p>
        </text:list-item>
        <text:list-item>
          <text:p text:style-name="P95">FWHM (Full Width Half Maximum, also die Breite der Normalverteilung auf halber Höhe bis zum peak)</text:p>
          <text:list>
            <text:list-item>
              <text:p text:style-name="P95">Empfehlung für Einzelanalyse: 2x Voxel size</text:p>
            </text:list-item>
            <text:list-item>
              <text:p text:style-name="P95">Empfehlung für Gruppenanalyse: 2-3x Voxel size</text:p>
            </text:list-item>
            <text:list-item>
              <text:p text:style-name="P95">Strukturabhängig: Wenn großes Interesse an zb BNST oder Amygdala besteht, lieber kleiner (Matched filter theorem)</text:p>
            </text:list-item>
            <text:list-item>
              <text:p text:style-name="P96">Unsere Daten sind 2x2x2 mm, also nehmen wir 4-6 mm</text:p>
            </text:list-item>
          </text:list>
        </text:list-item>
        <text:list-item>
          <text:p text:style-name="P95">Defaults für den Rest sind okay!</text:p>
        </text:list-item>
      </text:list>
      <text:p text:style-name="P18"/>
      <text:p text:style-name="P18"/>
      <text:p text:style-name="P18">Recap Preprocessing:</text:p>
      <text:p text:style-name="P18"/>
      <text:p text:style-name="P39">Wir haben Daten</text:p>
      <text:p text:style-name="P39"/>
      <text:list xml:id="list3288188770" text:style-name="L32">
        <text:list-item>
          <text:p text:style-name="P97">um zeitlichen Versatz korrigiert (slice timing correction)</text:p>
        </text:list-item>
        <text:list-item>
          <text:p text:style-name="P97">um Bewegungen bereinigt (realignment)</text:p>
        </text:list-item>
        <text:list-item>
          <text:p text:style-name="P97">within-subject in den gleichen Raum gebracht (coregistration) um dann</text:p>
        </text:list-item>
        <text:list-item>
          <text:p text:style-name="P97">between-subject alle Hirne zu standardisieren (normalization)</text:p>
        </text:list-item>
      </text:list>
      <text:p text:style-name="P39"/>
      <text:p text:style-name="P39">Mit den rausgeschriebenen niftis können wir jetzt zuerst auf single-subject Ebene die firstlevel und dann auf Gruppenebene die secondlevel rechnen.</text:p>
      <text:p text:style-name="P39"/>
      <text:p text:style-name="P39"/>
      <text:p text:style-name="P39"/>
      <text:p text:style-name="P6">Firstlevel</text:p>
      <text:p text:style-name="P6"/>
      <text:p text:style-name="P42">Hintergrund:</text:p>
      <text:p text:style-name="P42"/>
      <text:list xml:id="list141334120" text:style-name="L33">
        <text:list-item>
          <text:p text:style-name="P98">EPIs sind Zeitreihen anBOLD Signal pro Voxel</text:p>
        </text:list-item>
        <text:list-item>
          <text:p text:style-name="P98">Wir probieren diese Zeitreihen mit einem GLM zu erklären</text:p>
        </text:list-item>
        <text:list-item>
          <text:p text:style-name="P98">Dies geschieht auf single subject Ebene und das Resultat sind beta images, die uns sagen in welchem Voxel welcher Regressor welchen Einfluss auf die Zeitreihe hat</text:p>
        </text:list-item>
        <text:list-item>
          <text:p text:style-name="P59">Block vs. Event-related Designs</text:p>
        </text:list-item>
        <text:list-item>
          <text:p text:style-name="P59">Betas zwischen Designs nicht vergleichbar, hängt von Stimulusdauer ab</text:p>
        </text:list-item>
      </text:list>
      <text:p text:style-name="P42"/>
      <text:p text:style-name="P42"/>
      <text:p text:style-name="P43">Im Kurs:</text:p>
      <text:p text:style-name="P43"/>
      <text:list xml:id="list3690293928" text:style-name="L34">
        <text:list-item>
          <text:p text:style-name="P60"><text:soft-page-break/>Aus Datenschutzgründen dürfen wir die Originaldaten nicht teilen</text:p>
        </text:list-item>
        <text:list-item>
          <text:p text:style-name="P60">First_Level Ordner beinhaltet vorverarbeitete Daten von Rose et al. (2005), Cerebral Cortex</text:p>
        </text:list-item>
        <text:list-item>
          <text:p text:style-name="P60">2 Faktoren WM x Visibility (2x5)</text:p>
        </text:list-item>
        <text:list-item>
          <text:p text:style-name="P60">Visibility: Verschieden verrauschte Bilder</text:p>
        </text:list-item>
        <text:list-item>
          <text:p text:style-name="P60">Working Memory: Buchstaben auf Bilder, 1-back vs. 2-back task</text:p>
        </text:list-item>
        <text:list-item>
          <text:p text:style-name="P60">Blockdesign, je 20s eine Bedingung</text:p>
        </text:list-item>
        <text:list-item>
          <text:p text:style-name="P60">3 Sessions, jede Bedingung pro Session 2x</text:p>
        </text:list-item>
      </text:list>
      <text:p text:style-name="P43"/>
      <text:p text:style-name="P43">Log-Datei und Onsets</text:p>
      <text:p text:style-name="P43"/>
      <text:list xml:id="list2548738569" text:style-name="L35">
        <text:list-item>
          <text:p text:style-name="P61">Onsets von Stimuli müssen relativ zum Scanbeginn gelogt sein</text:p>
        </text:list-item>
        <text:list-item>
          <text:p text:style-name="P61">Sonst kann man keine Designmatrix erstellen</text:p>
        </text:list-item>
        <text:list-item>
          <text:p text:style-name="P61">Genaue Onsets noch wichtiger bei event related Designs</text:p>
        </text:list-item>
        <text:list-item>
          <text:p text:style-name="P99">Anschauen in MATLAB</text:p>
        </text:list-item>
      </text:list>
      <text:p text:style-name="P44"/>
      <text:p text:style-name="P44">Design erstellen in <text:span text:style-name="T14">Batch Editor</text:span></text:p>
      <text:p text:style-name="P44"/>
      <text:list xml:id="list1297949180" text:style-name="L36">
        <text:list-item>
          <text:p text:style-name="P101">Entweder einzelne Conditions klicken oder</text:p>
        </text:list-item>
        <text:list-item>
          <text:p text:style-name="P101">Multicondition file</text:p>
        </text:list-item>
        <text:list-item>
          <text:p text:style-name="P101">Realistisch wenn überhaupt die zweite Variante</text:p>
        </text:list-item>
        <text:list-item>
          <text:p text:style-name="P101">Besser: Im Batch Editor 1-2 conditions klicken und dann ein Skript aus dem ausgebenen Code basteln</text:p>
        </text:list-item>
      </text:list>
      <text:p text:style-name="P102"/>
      <text:p text:style-name="P102">Batch Editor, <text:span text:style-name="T15">allgemeiner Teil</text:span></text:p>
      <text:p text:style-name="P102"/>
      <text:list xml:id="list1644000017" text:style-name="L37">
        <text:list-item>
          <text:p text:style-name="P103">SPM → Stats → fMRI model specification</text:p>
        </text:list-item>
        <text:list-item>
          <text:p text:style-name="P104">Directory: Output-Ordner, muss vorher erstellt werden (bzw. Automatisch beim skripten)</text:p>
        </text:list-item>
        <text:list-item>
          <text:p text:style-name="P104">Units: Scans, Seconds geht auch, aber onsets liegen als Scans vor</text:p>
        </text:list-item>
        <text:list-item>
          <text:p text:style-name="P104">Interscan Interval (TR): In dem Fall 2.6 s</text:p>
        </text:list-item>
        <text:list-item>
          <text:p text:style-name="P104">Microtime resolution: SPM faket intern höhere zeitliche Auflösung, entspricht am besten den Anzahl slices</text:p>
        </text:list-item>
        <text:list-item>
          <text:p text:style-name="P104">Microtime Onset: Referenz-bin für zeitliche Auflösung. Entspricht der Referenz-Slice von slice timing correction (also 24)</text:p>
        </text:list-item>
        <text:list-item>
          <text:p text:style-name="P104">Data &amp; Designs: 3x für 3 Sessions, wir sind innerhalb eines Subjects</text:p>
        </text:list-item>
        <text:list-item>
          <text:p text:style-name="P104">Scans pro Session auswählen: ‘^swa.*’</text:p>
        </text:list-item>
        <text:list-item>
          <text:p text:style-name="P104">Conditions/Multiple conditions ignorieren</text:p>
        </text:list-item>
        <text:list-item>
          <text:p text:style-name="P104">Regressors/Multiple Regressors: Störvariables, diese werden nicht mit der HRF gefaltet</text:p>
        </text:list-item>
        <text:list-item>
          <text:p text:style-name="P105">Multiple Regressors können als matrix eingegeben werden, wie z.B. rp_*.txt</text:p>
        </text:list-item>
        <text:list-item>
          <text:p text:style-name="P105">High pass Filter kann bleiben. Holt langsame Schwingungen raus, die nicht BOLD sein können</text:p>
        </text:list-item>
        <text:list-item>
          <text:p text:style-name="P105">Factorial Design: automatische Kontraste, bringt uns nichts</text:p>
        </text:list-item>
        <text:list-item>
          <text:p text:style-name="P105">Basis Functions: Default ist okay, notwendig weil wir probieren BOLD Signal zu erklären</text:p>
        </text:list-item>
      </text:list>
      <text:p text:style-name="P106"/>
      <text:p text:style-name="P109">Entweder mit multicond laufen lassen oder ein paar conditions klicken und dann als Skript aufstellen</text:p>
      <text:p text:style-name="P109"/>
      <text:p text:style-name="P109">Review</text:p>
      <text:list xml:id="list4292090913" text:style-name="L38">
        <text:list-item>
          <text:p text:style-name="P110">Design Matrix erklären und Orthogonalität anschauen</text:p>
        </text:list-item>
      </text:list>
      <text:p text:style-name="P109"/>
      <text:p text:style-name="P111"><text:soft-page-break/>Design schätzen ist selbsterklärend, Batch → <text:s/>Code</text:p>
      <text:p text:style-name="P111"/>
      <text:p text:style-name="P111"/>
      <text:p text:style-name="P118">Kontrastdefinition</text:p>
      <text:p text:style-name="P118"/>
      <text:p text:style-name="P118"/>
      <text:list xml:id="list3944796203" text:style-name="L39">
        <text:list-item>
          <text:p text:style-name="P112">Hypothesentestung über Kontraste</text:p>
        </text:list-item>
        <text:list-item>
          <text:p text:style-name="P112">Kontraste sind Linearkombinationen von Parameterschätzungen</text:p>
        </text:list-item>
        <text:list-item>
          <text:p text:style-name="P112">3 Möglichkeiten</text:p>
          <text:list>
            <text:list-item>
              <text:p text:style-name="P112">Batch Editor</text:p>
            </text:list-item>
            <text:list-item>
              <text:p text:style-name="P112">Results → Define New Contrast</text:p>
            </text:list-item>
            <text:list-item>
              <text:p text:style-name="P113">Skript basierend auf Batch Editor</text:p>
            </text:list-item>
          </text:list>
        </text:list-item>
      </text:list>
      <text:p text:style-name="P114"/>
      <text:p text:style-name="P115">Didaktisches Vorgehen:</text:p>
      <text:list xml:id="list4092141794" text:style-name="L40">
        <text:list-item>
          <text:p text:style-name="P116">Erst SPM.mat als Result öffnen und eff_of_int erstellen</text:p>
        </text:list-item>
        <text:list-item>
          <text:p text:style-name="P116">Dann gleichen Kontrast im Batch Editor</text:p>
        </text:list-item>
        <text:list-item>
          <text:p text:style-name="P116">Dann mit .m-Code Skript für alle Kontraste basteln</text:p>
        </text:list-item>
        <text:list-item>
          <text:p text:style-name="P116"/>
        </text:list-item>
      </text:list>
      <text:p text:style-name="P123"/>
      <text:p text:style-name="P111"/>
      <text:p text:style-name="P107"/>
      <text:p text:style-name="P107"/>
      <text:p text:style-name="P108"/>
      <text:p text:style-name="P43"/>
      <text:p text:style-name="P43"/>
      <text:p text:style-name="P43"/>
      <text:p text:style-name="P43"/>
      <text:p text:style-name="P4">Firstlevel</text:p>
      <text:p text:style-name="P5"/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en" fo:country="US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6T10:55:59.248131171</meta:creation-date>
    <dc:date>2021-09-19T19:21:09.728140319</dc:date>
    <meta:editing-duration>PT1H46M15S</meta:editing-duration>
    <meta:editing-cycles>4</meta:editing-cycles>
    <meta:generator>LibreOffice/7.2.0.4$Linux_X86_64 LibreOffice_project/20$Build-4</meta:generator>
    <meta:document-statistic meta:table-count="0" meta:image-count="0" meta:object-count="0" meta:page-count="12" meta:paragraph-count="289" meta:word-count="2212" meta:character-count="14133" meta:non-whitespace-character-count="12419"/>
  </office:meta>
</office:document-meta>
</file>